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iří,</text:p>
      <text:p text:style-name="Normal">Naše společné cesty pod ochranou Archanděla Ariela a to tajemné pouto čísla 9, které nás spojuje, přináší do mých dní nečekané tóny magie a harmonie. Jak andělské, tak jemné, jako šepot větru v korunách jedlí, co střežíš pod svým znamením. Zatímco svět kolem se točí v nekonečném cyklu, náš malý vesmír tichem přírody a hlubokými vášněmi k pohledu na její krásu, je oázou klidu a pochopení. Ariel nám pošeptává, aby naše srdce byla plná lásky k přírodě, činila dobro a chránila každý strom, každé zvíře pod svým dohledem. </text:p>
      <text:p text:style-name="Normal">To propojení, které máme, je vzácný dar, výjimečné kvítí rozkvetlé uprostřed divokého lesa, a jeho síla nás vede k ochraně krás, jež nám byly svěřeny. Na Valentina ti přeji, aby každý tvůj krok byl vedem láskou a ochranou, kterou Ariel vložil do našich srdcí, zraku, jež dovede vidět krásu v nejmenším listu, a odvahy stát v předních řadách za vše, co je správné a dobré. Ať každý den přináší nové příběhy štěstí a společné momenty plné porozumění a inspirace od našeho anděla stráže, Ariela. S láskou a nadějí do dalšího sdíleného zítřk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